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310000031CA66DAD3B.png" manifest:media-type="image/png"/>
  <manifest:file-entry manifest:full-path="Pictures/10000000000009810000019EFFFB5BEB.png" manifest:media-type="image/png"/>
  <manifest:file-entry manifest:full-path="Pictures/100002010000060B000000080C2B98E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Mincho" svg:font-family="'MS Mincho', 'ＭＳ 明朝'" style:font-family-generic="modern"/>
    <style:font-face style:name="Droid Sans Fallback" svg:font-family="'Droid Sans Fallback'" style:font-pitch="variable"/>
    <style:font-face style:name="Frutiger 45 Light" svg:font-family="'Frutiger 45 Light', 'Times New Roman'" style:font-pitch="variable"/>
    <style:font-face style:name="Frutiger 65 Bold" svg:font-family="'Frutiger 65 Bold', 'Times New Roman'" style:font-pitch="variable"/>
    <style:font-face style:name="Lohit Hindi1" svg:font-family="'Lohit Hindi', 'MS Mincho'" style:font-pitch="variable"/>
    <style:font-face style:name="Lucida Grande" svg:font-family="'Lucida Gran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-0.25cm" fo:margin-right="0cm" fo:text-indent="0cm" style:auto-text-indent="false"/>
      <style:text-properties fo:language="en" fo:country="US" style:language-asian="pt" style:country-asian="BR"/>
    </style:style>
    <style:style style:name="P2" style:family="paragraph" style:parent-style-name="Footer">
      <style:paragraph-properties fo:margin-left="0.501cm" fo:margin-right="0cm" fo:text-indent="0cm" style:auto-text-indent="false"/>
      <style:text-properties style:font-name="Frutiger 65 Bold" fo:font-size="9pt" fo:language="pt" fo:country="BR" style:font-size-asian="9pt" style:language-asian="pt" style:country-asian="BR" style:font-name-complex="Frutiger 65 Bold" style:font-size-complex="9pt"/>
    </style:style>
    <style:style style:name="P3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size-asian="10pt" style:font-name-complex="Frutiger 65 Bold" style:font-size-complex="10pt"/>
    </style:style>
    <style:style style:name="P4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rsid="002a549d" officeooo:paragraph-rsid="002a549d" style:font-name-asian="Frutiger 65 Bold" style:font-size-asian="10pt" style:font-name-complex="Frutiger 65 Bold" style:font-size-complex="10pt"/>
    </style:style>
    <style:style style:name="P5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name-asian="Frutiger 65 Bold" style:font-size-asian="10pt" style:font-name-complex="Frutiger 65 Bold" style:font-size-complex="10pt"/>
    </style:style>
    <style:style style:name="P6" style:family="paragraph" style:parent-style-name="Table_20_Contents">
      <style:text-properties style:font-name="Arial" fo:font-size="7pt" officeooo:rsid="002a549d" officeooo:paragraph-rsid="002a549d" style:font-size-asian="7pt" style:font-size-complex="7pt"/>
    </style:style>
    <style:style style:name="P7" style:family="paragraph" style:parent-style-name="Table_20_Contents">
      <style:text-properties style:font-name="Arial" fo:font-size="6pt" officeooo:rsid="002a549d" officeooo:paragraph-rsid="002a549d" style:font-size-asian="6pt" style:font-size-complex="6pt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2.611cm"/>
        </style:tab-stops>
      </style:paragraph-properties>
      <style:text-properties style:font-name="Liberation Serif" fo:font-size="24pt" fo:font-weight="normal" officeooo:rsid="002a549d" officeooo:paragraph-rsid="002a549d" fo:background-color="#ffffff" style:font-size-asian="24pt" style:font-weight-asian="normal" style:font-name-complex="Times New Roman" style:font-size-complex="24pt" style:font-weight-complex="normal"/>
    </style:style>
    <style:style style:name="P9" style:family="paragraph" style:parent-style-name="Standard">
      <style:paragraph-properties fo:line-height="150%" fo:text-align="start" style:justify-single-word="false">
        <style:tab-stops>
          <style:tab-stop style:position="2.611cm"/>
        </style:tab-stops>
      </style:paragraph-properties>
      <style:text-properties style:font-name="Liberation Serif" fo:font-size="24pt" fo:font-weight="normal" officeooo:rsid="002a549d" officeooo:paragraph-rsid="002a549d" fo:background-color="#ffffff" style:font-size-asian="24pt" style:font-weight-asian="normal" style:font-name-complex="Times New Roman" style:font-size-complex="24pt" style:font-weight-complex="normal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2.611cm"/>
        </style:tab-stops>
      </style:paragraph-properties>
      <style:text-properties style:font-name="Arial" fo:font-size="12pt" fo:font-weight="normal" officeooo:rsid="002a549d" officeooo:paragraph-rsid="002a549d" fo:background-color="#ffffff" style:font-size-asian="10.5pt" style:font-weight-asian="normal" style:font-name-complex="Times New Roman" style:font-size-complex="12pt" style:font-weight-complex="normal"/>
    </style:style>
    <style:style style:name="P11" style:family="paragraph" style:parent-style-name="Standard">
      <style:text-properties officeooo:paragraph-rsid="0031a72f"/>
    </style:style>
    <style:style style:name="P12" style:family="paragraph" style:parent-style-name="Text_20_body">
      <style:text-properties officeooo:rsid="0031a72f" officeooo:paragraph-rsid="0031a72f"/>
    </style:style>
    <style:style style:name="P13" style:family="paragraph" style:parent-style-name="Standard">
      <style:text-properties style:font-name="Arial" officeooo:rsid="002e23e2"/>
    </style:style>
    <style:style style:name="P14" style:family="paragraph" style:parent-style-name="Standard">
      <style:text-properties officeooo:rsid="0031a72f"/>
    </style:style>
    <style:style style:name="P15" style:family="paragraph" style:parent-style-name="Standard">
      <style:text-properties officeooo:paragraph-rsid="002a549d"/>
    </style:style>
    <style:style style:name="P16" style:family="paragraph" style:parent-style-name="Standard">
      <style:text-properties officeooo:rsid="00328772" officeooo:paragraph-rsid="00328772"/>
    </style:style>
    <style:style style:name="P17" style:family="paragraph" style:parent-style-name="Standard">
      <style:text-properties officeooo:paragraph-rsid="00328772"/>
    </style:style>
    <style:style style:name="P18" style:family="paragraph" style:parent-style-name="Standard">
      <style:text-properties officeooo:paragraph-rsid="00368086"/>
    </style:style>
    <style:style style:name="P19" style:family="paragraph" style:parent-style-name="Standard" style:master-page-name="Standard">
      <style:paragraph-properties style:page-number="auto">
        <style:tab-stops>
          <style:tab-stop style:position="2.611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bold" fo:background-color="#ffffff" style:font-size-asian="12pt" style:font-style-asian="normal" style:font-weight-asian="bold" style:font-name-complex="Times New Roman" style:font-size-complex="12pt"/>
    </style:style>
    <style:style style:name="P20" style:family="paragraph" style:parent-style-name="Heading_20_1">
      <style:paragraph-properties>
        <style:tab-stops>
          <style:tab-stop style:position="2.611cm"/>
        </style:tab-stops>
      </style:paragraph-properties>
      <style:text-properties style:font-name="Liberation Serif" fo:font-size="12pt" fo:font-weight="normal" officeooo:paragraph-rsid="002056ef" style:font-size-asian="12pt" style:font-weight-asian="normal" style:font-name-complex="Times New Roman" style:font-size-complex="12pt"/>
    </style:style>
    <style:style style:name="P21" style:family="paragraph" style:parent-style-name="Heading_20_1">
      <style:text-properties style:font-name="Arial" officeooo:rsid="002e23e2" officeooo:paragraph-rsid="003144e7"/>
    </style:style>
    <style:style style:name="P22" style:family="paragraph" style:parent-style-name="Heading_20_1">
      <style:text-properties officeooo:paragraph-rsid="0031a72f"/>
    </style:style>
    <style:style style:name="P23" style:family="paragraph" style:parent-style-name="Heading_20_1">
      <style:paragraph-properties fo:break-before="page"/>
      <style:text-properties officeooo:paragraph-rsid="003144e7"/>
    </style:style>
    <style:style style:name="P24" style:family="paragraph" style:parent-style-name="Heading_20_1">
      <style:paragraph-properties fo:break-before="page"/>
      <style:text-properties officeooo:rsid="002a549d" officeooo:paragraph-rsid="002a549d"/>
    </style:style>
    <style:style style:name="P25" style:family="paragraph" style:parent-style-name="Heading_20_1">
      <style:paragraph-properties fo:break-before="page"/>
      <style:text-properties officeooo:rsid="0031a72f" officeooo:paragraph-rsid="0031a72f"/>
    </style:style>
    <style:style style:name="P26" style:family="paragraph" style:parent-style-name="Heading_20_1">
      <style:paragraph-properties fo:break-before="page"/>
      <style:text-properties officeooo:rsid="002f8a11" officeooo:paragraph-rsid="0031a72f"/>
    </style:style>
    <style:style style:name="P27" style:family="paragraph" style:parent-style-name="Heading_20_1">
      <style:paragraph-properties fo:break-before="page"/>
      <style:text-properties officeooo:rsid="00328772" officeooo:paragraph-rsid="00328772"/>
    </style:style>
    <style:style style:name="P28" style:family="paragraph" style:parent-style-name="Heading_20_1">
      <style:paragraph-properties fo:break-before="page"/>
      <style:text-properties officeooo:rsid="0033dda1" officeooo:paragraph-rsid="0033dda1"/>
    </style:style>
    <style:style style:name="P29" style:family="paragraph" style:parent-style-name="Heading_20_1">
      <style:paragraph-properties fo:break-before="page"/>
      <style:text-properties officeooo:rsid="00368086" officeooo:paragraph-rsid="00368086"/>
    </style:style>
    <style:style style:name="P30" style:family="paragraph" style:parent-style-name="Text_20_body">
      <style:text-properties officeooo:rsid="00328772" officeooo:paragraph-rsid="00328772"/>
    </style:style>
    <style:style style:name="P31" style:family="paragraph" style:parent-style-name="Text_20_body">
      <style:text-properties officeooo:rsid="0033dda1" officeooo:paragraph-rsid="0033dda1"/>
    </style:style>
    <style:style style:name="P32" style:family="paragraph" style:parent-style-name="Text_20_body">
      <style:text-properties officeooo:rsid="00368086" officeooo:paragraph-rsid="00368086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2">
      <style:text-properties style:font-name="Arial" officeooo:rsid="002e23e2" officeooo:paragraph-rsid="003144e7"/>
    </style:style>
    <style:style style:name="P35" style:family="paragraph" style:parent-style-name="Heading_20_2">
      <style:text-properties officeooo:rsid="0031a72f" officeooo:paragraph-rsid="0031a72f"/>
    </style:style>
    <style:style style:name="P36" style:family="paragraph" style:parent-style-name="Heading_20_2">
      <style:text-properties officeooo:rsid="002f8a11" officeooo:paragraph-rsid="0031a72f"/>
    </style:style>
    <style:style style:name="P37" style:family="paragraph" style:parent-style-name="Heading_20_2">
      <style:text-properties officeooo:rsid="00328772" officeooo:paragraph-rsid="00328772"/>
    </style:style>
    <style:style style:name="P38" style:family="paragraph" style:parent-style-name="Heading_20_2">
      <style:text-properties officeooo:rsid="0033dda1" officeooo:paragraph-rsid="0033dda1"/>
    </style:style>
    <style:style style:name="P39" style:family="paragraph" style:parent-style-name="Heading_20_2">
      <style:text-properties officeooo:rsid="00368086" officeooo:paragraph-rsid="00368086"/>
    </style:style>
    <style:style style:name="P40" style:family="paragraph" style:parent-style-name="Contents_20_1">
      <style:paragraph-properties>
        <style:tab-stops>
          <style:tab-stop style:position="18.263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8.263cm" style:type="right" style:leader-style="dotted" style:leader-text="."/>
        </style:tab-stops>
      </style:paragraph-properties>
    </style:style>
    <style:style style:name="T1" style:family="text">
      <style:text-properties style:font-name="Frutiger 45 Light" fo:font-size="9pt" style:font-name-asian="Frutiger 45 Light" style:font-size-asian="9pt" style:font-name-complex="Frutiger 45 Light" style:font-size-complex="9pt"/>
    </style:style>
    <style:style style:name="T2" style:family="text">
      <style:text-properties fo:language="en" fo:country="US" style:font-name-asian="Cambria" style:language-asian="pt" style:country-asian="BR"/>
    </style:style>
    <style:style style:name="T3" style:family="text">
      <style:text-properties fo:language="pt" fo:country="BR" style:language-asian="pt" style:country-asian="BR"/>
    </style:style>
    <style:style style:name="T4" style:family="text">
      <style:text-properties fo:language="pt" fo:country="BR" officeooo:rsid="002a549d" style:language-asian="pt" style:country-asian="BR"/>
    </style:style>
    <style:style style:name="T5" style:family="text">
      <style:text-properties officeooo:rsid="002a549d" style:font-name-asian="Frutiger 65 Bol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/></text:p>
      <text:h text:style-name="P20" text:outline-level="1"/>
      <text:p text:style-name="P8"/>
      <text:p text:style-name="P8"/>
      <text:p text:style-name="P8"/>
      <text:p text:style-name="P8"/>
      <text:p text:style-name="P8"/>
      <text:p text:style-name="P8">DICIONÁRIO DE DADOS</text:p>
      <text:p text:style-name="P8">IPÊ</text:p>
      <text:p text:style-name="P8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3">Sumário</text:p>
          </text:index-title>
          <text:p text:style-name="P40"><text:a xlink:type="simple" xlink:href="#__RefHeading___Toc130_435540805" text:style-name="Index_20_Link" text:visited-style-name="Index_20_Link">A<text:tab/>3</text:a></text:p>
          <text:p text:style-name="P41"><text:a xlink:type="simple" xlink:href="#__RefHeading___Toc132_435540805" text:style-name="Index_20_Link" text:visited-style-name="Index_20_Link">atd<text:tab/>3</text:a></text:p>
          <text:p text:style-name="P40"><text:a xlink:type="simple" xlink:href="#__RefHeading___Toc373_1776678493" text:style-name="Index_20_Link" text:visited-style-name="Index_20_Link">B<text:tab/>4</text:a></text:p>
          <text:p text:style-name="P40"><text:a xlink:type="simple" xlink:href="#__RefHeading___Toc189_247852921" text:style-name="Index_20_Link" text:visited-style-name="Index_20_Link">D<text:tab/>5</text:a></text:p>
          <text:p text:style-name="P41"><text:a xlink:type="simple" xlink:href="#__RefHeading___Toc191_247852921" text:style-name="Index_20_Link" text:visited-style-name="Index_20_Link">dshbrd<text:tab/>5</text:a></text:p>
          <text:p text:style-name="P40"><text:a xlink:type="simple" xlink:href="#__RefHeading___Toc193_247852921" text:style-name="Index_20_Link" text:visited-style-name="Index_20_Link">I<text:tab/>6</text:a></text:p>
          <text:p text:style-name="P41"><text:a xlink:type="simple" xlink:href="#__RefHeading___Toc195_247852921" text:style-name="Index_20_Link" text:visited-style-name="Index_20_Link">indic<text:tab/>6</text:a></text:p>
          <text:p text:style-name="P40"><text:a xlink:type="simple" xlink:href="#__RefHeading___Toc213_247852921" text:style-name="Index_20_Link" text:visited-style-name="Index_20_Link">O<text:tab/>7</text:a></text:p>
          <text:p text:style-name="P41"><text:a xlink:type="simple" xlink:href="#__RefHeading___Toc215_247852921" text:style-name="Index_20_Link" text:visited-style-name="Index_20_Link">ocrr<text:tab/>7</text:a></text:p>
          <text:p text:style-name="P40"><text:a xlink:type="simple" xlink:href="#__RefHeading___Toc142_435540805" text:style-name="Index_20_Link" text:visited-style-name="Index_20_Link">R<text:tab/>8</text:a></text:p>
          <text:p text:style-name="P41"><text:a xlink:type="simple" xlink:href="#__RefHeading___Toc144_435540805" text:style-name="Index_20_Link" text:visited-style-name="Index_20_Link">rgnl<text:tab/>8</text:a></text:p>
          <text:p text:style-name="P40"><text:a xlink:type="simple" xlink:href="#__RefHeading___Toc154_435540805" text:style-name="Index_20_Link" text:visited-style-name="Index_20_Link">V<text:tab/>9</text:a></text:p>
          <text:p text:style-name="P41"><text:a xlink:type="simple" xlink:href="#__RefHeading___Toc156_435540805" text:style-name="Index_20_Link" text:visited-style-name="Index_20_Link">vw<text:tab/>9</text:a></text:p>
        </text:index-body>
      </text:table-of-content>
      <text:p text:style-name="P9"/>
      <text:h text:style-name="P23" text:outline-level="1"><text:bookmark-start text:name="__RefHeading___Toc130_435540805"/>A<text:bookmark-end text:name="__RefHeading___Toc130_435540805"/></text:h>
      <text:h text:style-name="P21" text:outline-level="1"/>
      <text:h text:style-name="P34" text:outline-level="2"><text:bookmark-start text:name="__RefHeading___Toc132_435540805"/>atd<text:bookmark-end text:name="__RefHeading___Toc132_435540805"/></text:h>
      <text:p text:style-name="P13">abreviação para atendimentos; </text:p>
      <text:p text:style-name="P10"/>
      <text:p text:style-name="P10"/>
      <text:h text:style-name="P24" text:outline-level="1"><text:bookmark-start text:name="__RefHeading___Toc373_1776678493"/>B<text:bookmark-end text:name="__RefHeading___Toc373_1776678493"/></text:h>
      <text:p text:style-name="P15"/>
      <text:h text:style-name="P27" text:outline-level="1"><text:bookmark-start text:name="__RefHeading___Toc189_247852921"/>D<text:bookmark-end text:name="__RefHeading___Toc189_247852921"/></text:h>
      <text:p text:style-name="P17"/>
      <text:h text:style-name="P37" text:outline-level="2"><text:bookmark-start text:name="__RefHeading___Toc191_247852921"/>dshbrd<text:bookmark-end text:name="__RefHeading___Toc191_247852921"/></text:h>
      <text:p text:style-name="P30">Abreviação para dashboard.</text:p>
      <text:p text:style-name="P30"/>
      <text:h text:style-name="P27" text:outline-level="1"><text:bookmark-start text:name="__RefHeading___Toc193_247852921"/>I<text:bookmark-end text:name="__RefHeading___Toc193_247852921"/></text:h>
      <text:p text:style-name="P16"/>
      <text:h text:style-name="P37" text:outline-level="2"><text:bookmark-start text:name="__RefHeading___Toc195_247852921"/>indic<text:bookmark-end text:name="__RefHeading___Toc195_247852921"/></text:h>
      <text:p text:style-name="P30">Abreviação para indicadores</text:p>
      <text:p text:style-name="P30"/>
      <text:h text:style-name="P28" text:outline-level="1"><text:bookmark-start text:name="__RefHeading___Toc213_247852921"/>O<text:bookmark-end text:name="__RefHeading___Toc213_247852921"/></text:h>
      <text:h text:style-name="P38" text:outline-level="2"><text:bookmark-start text:name="__RefHeading___Toc215_247852921"/>ocrr<text:bookmark-end text:name="__RefHeading___Toc215_247852921"/></text:h>
      <text:p text:style-name="P31">Abreviação para ocorrências.</text:p>
      <text:h text:style-name="P25" text:outline-level="1"><text:bookmark-start text:name="__RefHeading___Toc142_435540805"/>R<text:bookmark-end text:name="__RefHeading___Toc142_435540805"/></text:h>
      <text:p text:style-name="P11"/>
      <text:h text:style-name="P35" text:outline-level="2"><text:bookmark-start text:name="__RefHeading___Toc144_435540805"/>rgnl<text:bookmark-end text:name="__RefHeading___Toc144_435540805"/></text:h>
      <text:p text:style-name="P12">Abreviação para regional.</text:p>
      <text:p text:style-name="P15"/>
      <text:h text:style-name="P29" text:outline-level="1">T</text:h>
      <text:p text:style-name="P18"/>
      <text:h text:style-name="P39" text:outline-level="2">tpl</text:h>
      <text:p text:style-name="P32">Abreviação para tipologia.</text:p>
      <text:h text:style-name="P26" text:outline-level="1"><text:bookmark-start text:name="__RefHeading___Toc154_435540805"/>V<text:bookmark-end text:name="__RefHeading___Toc154_435540805"/></text:h>
      <text:h text:style-name="P22" text:outline-level="1"/>
      <text:h text:style-name="P36" text:outline-level="2"><text:bookmark-start text:name="__RefHeading___Toc156_435540805"/>vw<text:bookmark-end text:name="__RefHeading___Toc156_435540805"/></text:h>
      <text:p text:style-name="P14">Abraviação para view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S Mincho" svg:font-family="'MS Mincho', 'ＭＳ 明朝'" style:font-family-generic="modern"/>
    <style:font-face style:name="Droid Sans Fallback" svg:font-family="'Droid Sans Fallback'" style:font-pitch="variable"/>
    <style:font-face style:name="Frutiger 45 Light" svg:font-family="'Frutiger 45 Light', 'Times New Roman'" style:font-pitch="variable"/>
    <style:font-face style:name="Frutiger 65 Bold" svg:font-family="'Frutiger 65 Bold', 'Times New Roman'" style:font-pitch="variable"/>
    <style:font-face style:name="Lohit Hindi1" svg:font-family="'Lohit Hindi', 'MS Mincho'" style:font-pitch="variable"/>
    <style:font-face style:name="Lucida Grande" svg:font-family="'Lucida Gran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mbria" fo:font-family="Cambria" style:font-family-generic="roman" style:font-pitch="variable" fo:font-size="12pt" fo:language="pt" fo:country="BR" style:font-name-asian="MS Mincho" style:font-family-asian="'MS Mincho', 'ＭＳ 明朝'" style:font-family-generic-asian="modern" style:font-size-asian="12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weight-complex="bold"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, 'MS Mincho'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rame_20_contents" style:display-name="Frame contents" style:family="paragraph" style:parent-style-name="Text_20_body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2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764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Rodapé_20_Char" style:display-name="Rodapé Char" style:family="text" style:parent-style-name="Fonte_20_parág._20_padrão">
      <style:text-properties style:font-name="Cambria" fo:font-family="Cambria" style:font-family-generic="roman" style:font-pitch="variable" fo:font-size="12pt" style:font-name-asian="MS Mincho" style:font-family-asian="'MS Mincho', 'ＭＳ 明朝'" style:font-family-generic-asian="modern" style:font-size-asian="12pt" style:language-asian="zh" style:country-asian="CN" style:font-name-complex="Cambria" style:font-family-complex="Cambria" style:font-family-generic-complex="roman" style:font-pitch-complex="variable" style:font-size-complex="12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263cm" table:align="margins" style:writing-mode="lr-tb"/>
    </style:style>
    <style:style style:name="Tabela1.A" style:family="table-column">
      <style:table-column-properties style:column-width="6.087cm" style:rel-column-width="21845*"/>
    </style:style>
    <style:style style:name="Tabela1.B" style:family="table-column">
      <style:table-column-properties style:column-width="6.087cm" style:rel-column-width="21846*"/>
    </style:style>
    <style:style style:name="Tabela1.C" style:family="table-column">
      <style:table-column-properties style:column-width="6.087cm" style:rel-column-width="21844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MP1" style:family="paragraph" style:parent-style-name="Standard">
      <style:paragraph-properties fo:margin-left="-0.25cm" fo:margin-right="0cm" fo:text-indent="0cm" style:auto-text-indent="false"/>
      <style:text-properties fo:language="en" fo:country="US" style:language-asian="pt" style:country-asian="BR"/>
    </style:style>
    <style:style style:name="MP2" style:family="paragraph" style:parent-style-name="Footer">
      <style:paragraph-properties fo:margin-left="0.501cm" fo:margin-right="0cm" fo:text-indent="0cm" style:auto-text-indent="false"/>
      <style:text-properties style:font-name="Frutiger 65 Bold" fo:font-size="9pt" fo:language="pt" fo:country="BR" style:font-size-asian="9pt" style:language-asian="pt" style:country-asian="BR" style:font-name-complex="Frutiger 65 Bold" style:font-size-complex="9pt"/>
    </style:style>
    <style:style style:name="MP3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size-asian="10pt" style:font-name-complex="Frutiger 65 Bold" style:font-size-complex="10pt"/>
    </style:style>
    <style:style style:name="MP4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rsid="002a549d" officeooo:paragraph-rsid="002a549d" style:font-name-asian="Frutiger 65 Bold" style:font-size-asian="10pt" style:font-name-complex="Frutiger 65 Bold" style:font-size-complex="10pt"/>
    </style:style>
    <style:style style:name="MP5" style:family="paragraph" style:parent-style-name="Table_20_Contents">
      <style:text-properties style:font-name="Arial" fo:font-size="7pt" officeooo:rsid="002a549d" officeooo:paragraph-rsid="002a549d" style:font-size-asian="7pt" style:font-size-complex="7pt"/>
    </style:style>
    <style:style style:name="MP6" style:family="paragraph" style:parent-style-name="Table_20_Contents">
      <style:text-properties style:font-name="Arial" fo:font-size="6pt" officeooo:rsid="002a549d" officeooo:paragraph-rsid="002a549d" style:font-size-asian="6pt" style:font-size-complex="6pt"/>
    </style:style>
    <style:style style:name="MP7" style:family="paragraph" style:parent-style-name="Footer">
      <style:paragraph-properties fo:margin-left="0.501cm" fo:margin-right="0cm" fo:text-indent="0cm" style:auto-text-indent="false"/>
      <style:text-properties fo:color="#149490" style:font-name="Frutiger 65 Bold" fo:font-size="10pt" officeooo:paragraph-rsid="002a549d" style:font-name-asian="Frutiger 65 Bold" style:font-size-asian="10pt" style:font-name-complex="Frutiger 65 Bold" style:font-size-complex="10pt"/>
    </style:style>
    <style:style style:name="MT1" style:family="text">
      <style:text-properties style:font-name="Frutiger 45 Light" fo:font-size="9pt" style:font-name-asian="Frutiger 45 Light" style:font-size-asian="9pt" style:font-name-complex="Frutiger 45 Light" style:font-size-complex="9pt"/>
    </style:style>
    <style:style style:name="MT2" style:family="text">
      <style:text-properties fo:language="en" fo:country="US" style:font-name-asian="Cambria" style:language-asian="pt" style:country-asian="BR"/>
    </style:style>
    <style:style style:name="MT3" style:family="text">
      <style:text-properties fo:language="pt" fo:country="BR" style:language-asian="pt" style:country-asian="BR"/>
    </style:style>
    <style:style style:name="MT4" style:family="text">
      <style:text-properties fo:language="pt" fo:country="BR" officeooo:rsid="002a549d" style:language-asian="pt" style:country-asian="BR"/>
    </style:style>
    <style:style style:name="MT5" style:family="text">
      <style:text-properties officeooo:rsid="002a549d" style:font-name-asian="Frutiger 65 Bold"/>
    </style:style>
    <style:style style:name="MT6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fo:padding="0.002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799cm" fo:margin-bottom="0.626cm" fo:margin-left="1.501cm" fo:margin-right="1.23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2cm" fo:margin-left="0cm" fo:margin-right="0cm" fo:margin-bottom="1.603cm" style:dynamic-spacing="true"/>
      </style:header-style>
      <style:footer-style>
        <style:header-footer-properties svg:height="2.928cm" fo:margin-left="0cm" fo:margin-right="0cm" fo:margin-top="1.81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figuras3" text:anchor-type="as-char" svg:width="11.342cm" svg:height="0.067cm" draw:z-index="29"><draw:image xlink:href="Pictures/100002010000060B000000080C2B98EE.png" xlink:type="simple" xlink:show="embed" xlink:actuate="onLoad"/></draw:frame></text:span><draw:frame draw:style-name="Mfr2" draw:name="Quadro2" text:anchor-type="char" svg:x="12.252cm" svg:y="-1.286cm" svg:width="5.711cm" svg:height="2.013cm" draw:z-index="9"><draw:text-box><text:p text:style-name="MP1"><draw:frame draw:style-name="Mfr1" draw:name="figuras2" text:anchor-type="as-char" svg:width="5.976cm" svg:height="2.028cm" draw:z-index="39"><draw:image xlink:href="Pictures/10000201000009310000031CA66DAD3B.png" xlink:type="simple" xlink:show="embed" xlink:actuate="onLoad"/></draw:frame></text:p></draw:text-box></draw:frame><text:span text:style-name="MT1"> <text:s text:c="164"/></text:span><text:span text:style-name="MT2"><text:s/></text:span></text:p>
      </style:header>
      <style:footer>
        <text:p text:style-name="MP2"><draw:frame draw:style-name="Mfr3" draw:name="figuras1" text:anchor-type="char" svg:x="-0.369cm" svg:y="-1.3cm" svg:width="20.004cm" svg:height="3.394cm" draw:z-index="19"><draw:image xlink:href="Pictures/10000000000009810000019EFFFB5BEB.png" xlink:type="simple" xlink:show="embed" xlink:actuate="onLoad"/></draw:frame>Rua Delmiro de Farias, 1900 – Rodolfo Teófilo – 60.430 170 <text:s/>Fortaleza, Ceará, Brasil</text:p>
        <text:p text:style-name="MP3"><text:span text:style-name="MT3">85 32</text:span><text:span text:style-name="MT4">81 8660</text:span></text:p>
        <text:p text:style-name="MP3"><text:span text:style-name="MT5">Página </text:span><text:span text:style-name="MT5"><text:page-number text:select-page="current">10</text:page-number></text:span><text:span text:style-name="MT5"> de </text:span><text:span text:style-name="MT5"><text:page-count>10</text:page-count></text:span></text:p>
        <text:p text:style-name="MP4"/>
        <text:p text:style-name="MP4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5"><text:span text:style-name="MT6">Autor</text:span>: Thiago Aderaldo Lessa.</text:p>
            </table:table-cell>
            <table:table-cell table:style-name="Tabela1.B1" office:value-type="string">
              <text:p text:style-name="MP6"><text:span text:style-name="MT6">Data</text:span>: 01/06/2015</text:p>
            </table:table-cell>
            <table:table-cell table:style-name="Tabela1.C1" office:value-type="string">
              <text:p text:style-name="MP6"><text:span text:style-name="MT6">Versão</text:span>: 1.0</text:p>
            </table:table-cell>
          </table:table-row>
        </table:table>
        <text:p text:style-name="MP7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5:03:45.422639463</meta:creation-date>
    <meta:editing-cycles>14</meta:editing-cycles>
    <meta:editing-duration>PT19M54S</meta:editing-duration>
    <meta:generator>LibreOffice/4.4.2.2$Linux_X86_64 LibreOffice_project/40m0$Build-2</meta:generator>
    <dc:date>2015-06-01T15:36:43.414421893</dc:date>
    <meta:document-statistic meta:table-count="1" meta:image-count="3" meta:object-count="0" meta:page-count="10" meta:paragraph-count="48" meta:word-count="94" meta:character-count="637" meta:non-whitespace-character-count="415"/>
  </office:meta>
</office:document-meta>
</file>